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9.65cm" fo:min-width="5.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25cm" fo:min-width="2.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2.05cm" fo:min-width="3.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25cm" fo:min-width="1.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7.246cm" fo:min-width="4.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254cm" fo:min-width="1.984cm"/>
    </style:style>
    <style:style style:name="gr7" style:family="graphic" style:parent-style-name="standard">
      <style:graphic-properties draw:textarea-horizontal-align="justify" draw:textarea-vertical-align="middle" draw:auto-grow-height="false" fo:min-height="1.65cm" fo:min-width="2.9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1.65cm" fo:min-width="2.9cm"/>
    </style:style>
    <style:style style:name="gr9" style:family="graphic" style:parent-style-name="standard">
      <style:graphic-properties draw:fill-color="#99ff66" draw:textarea-horizontal-align="justify" draw:textarea-vertical-align="middle" draw:auto-grow-height="false" fo:min-height="1.65cm" fo:min-width="2.9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1.65cm" fo:min-width="2.9cm"/>
    </style:style>
    <style:style style:name="gr11" style:family="graphic" style:parent-style-name="standard">
      <style:graphic-properties draw:fill-color="#ccffff" draw:textarea-horizontal-align="justify" draw:textarea-vertical-align="middle" draw:auto-grow-height="false" fo:min-height="1.65cm" fo:min-width="2.9cm"/>
    </style:style>
    <style:style style:name="gr12" style:family="graphic" style:parent-style-name="standard">
      <style:graphic-properties draw:fill-color="#ff6666" draw:textarea-horizontal-align="justify" draw:textarea-vertical-align="middle" draw:auto-grow-height="false" fo:min-height="1.65cm" fo:min-width="2.9cm"/>
    </style:style>
    <style:style style:name="gr13" style:family="graphic" style:parent-style-name="standard">
      <style:graphic-properties draw:fill-color="#ccff99" draw:textarea-horizontal-align="justify" draw:textarea-vertical-align="middle" draw:auto-grow-height="false" fo:min-height="1.65cm" fo:min-width="2.9cm"/>
    </style:style>
    <style:style style:name="gr14" style:family="graphic" style:parent-style-name="standard">
      <style:graphic-properties draw:fill-color="#ffccff" draw:textarea-horizontal-align="justify" draw:textarea-vertical-align="middle" draw:auto-grow-height="false" fo:min-height="1.65cm" fo:min-width="2.9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1.65cm" fo:min-width="2.9cm"/>
    </style:style>
    <style:style style:name="gr16" style:family="graphic" style:parent-style-name="standard">
      <style:graphic-properties draw:fill-color="#ccffff" draw:textarea-horizontal-align="justify" draw:textarea-vertical-align="middle" draw:auto-grow-height="false" fo:min-height="0.266cm" fo:min-width="3.7cm"/>
    </style:style>
    <style:style style:name="gr17" style:family="graphic" style:parent-style-name="standard">
      <style:graphic-properties draw:fill-color="#ff6666" draw:textarea-horizontal-align="justify" draw:textarea-vertical-align="middle" draw:auto-grow-height="false" fo:min-height="0.266cm" fo:min-width="3.7cm"/>
    </style:style>
    <style:style style:name="gr18" style:family="graphic" style:parent-style-name="standard">
      <style:graphic-properties draw:fill-color="#ff6666" draw:textarea-horizontal-align="justify" draw:textarea-vertical-align="middle" draw:auto-grow-height="false" fo:min-height="0.265cm" fo:min-width="3.7cm"/>
    </style:style>
    <style:style style:name="gr19" style:family="graphic" style:parent-style-name="standard">
      <style:graphic-properties draw:fill-color="#ff6666" draw:textarea-horizontal-align="justify" draw:textarea-vertical-align="middle" draw:auto-grow-height="false" fo:min-height="0.264cm" fo:min-width="3.7cm"/>
    </style:style>
    <style:style style:name="gr20" style:family="graphic" style:parent-style-name="standard">
      <style:graphic-properties draw:fill-color="#ff6666" draw:textarea-horizontal-align="justify" draw:textarea-vertical-align="middle" draw:auto-grow-height="false" fo:min-height="0.267cm" fo:min-width="3.7cm"/>
    </style:style>
    <style:style style:name="gr21" style:family="graphic" style:parent-style-name="standard">
      <style:graphic-properties draw:fill-color="#ccff99" draw:textarea-horizontal-align="justify" draw:textarea-vertical-align="middle" draw:auto-grow-height="false" fo:min-height="0.266cm" fo:min-width="3.7cm"/>
    </style:style>
    <style:style style:name="gr22" style:family="graphic" style:parent-style-name="standard">
      <style:graphic-properties draw:fill-color="#ccff99" draw:textarea-horizontal-align="justify" draw:textarea-vertical-align="middle" draw:auto-grow-height="false" fo:min-height="0.265cm" fo:min-width="3.7cm"/>
    </style:style>
    <style:style style:name="gr23" style:family="graphic" style:parent-style-name="standard">
      <style:graphic-properties draw:fill-color="#ccff99" draw:textarea-horizontal-align="justify" draw:textarea-vertical-align="middle" draw:auto-grow-height="false" fo:min-height="0.267cm" fo:min-width="3.7cm"/>
    </style:style>
    <style:style style:name="gr24" style:family="graphic" style:parent-style-name="standard">
      <style:graphic-properties draw:fill-color="#ccff99" draw:textarea-horizontal-align="justify" draw:textarea-vertical-align="middle" draw:auto-grow-height="false" fo:min-height="0.264cm" fo:min-width="3.7cm"/>
    </style:style>
    <style:style style:name="gr25" style:family="graphic" style:parent-style-name="standard">
      <style:graphic-properties draw:fill-color="#ffccff" draw:textarea-horizontal-align="justify" draw:textarea-vertical-align="middle" draw:auto-grow-height="false" fo:min-height="0.266cm" fo:min-width="3.7cm"/>
    </style:style>
    <style:style style:name="gr26" style:family="graphic" style:parent-style-name="standard">
      <style:graphic-properties draw:fill-color="#ffccff" draw:textarea-horizontal-align="justify" draw:textarea-vertical-align="middle" draw:auto-grow-height="false" fo:min-height="0.265cm" fo:min-width="3.7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0.266cm" fo:min-width="3.7cm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 fo:min-height="0.265cm" fo:min-width="3.7cm"/>
    </style:style>
    <style:style style:name="gr29" style:family="graphic" style:parent-style-name="standard">
      <style:graphic-properties draw:stroke="none" svg:stroke-color="#000000" draw:fill="none" draw:fill-color="#ffffff" fo:min-height="0.65cm"/>
    </style:style>
    <style:style style:name="gr30" style:family="graphic" style:parent-style-name="standard">
      <style:graphic-properties svg:stroke-color="#83caff" draw:marker-end="Arrow" draw:textarea-vertical-align="middle"/>
    </style:style>
    <style:style style:name="gr31" style:family="graphic" style:parent-style-name="standard">
      <style:graphic-properties svg:stroke-color="#ffd320" draw:marker-end="Arrow" draw:textarea-vertical-align="middle"/>
    </style:style>
    <style:style style:name="gr32" style:family="graphic" style:parent-style-name="standard">
      <style:graphic-properties svg:stroke-color="#ff420e" draw:marker-end="Arrow" draw:textarea-vertical-align="middle"/>
    </style:style>
    <style:style style:name="gr33" style:family="graphic" style:parent-style-name="standard">
      <style:graphic-properties svg:stroke-color="#579d1c" draw:marker-end="Arrow" draw:textarea-vertical-align="middle"/>
    </style:style>
    <style:style style:name="gr34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5" style:family="graphic" style:parent-style-name="standard">
      <style:graphic-properties draw:fill-color="#ffff66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draw:stroke="solid" svg:stroke-color="#0000cc" draw:fill="none" draw:fill-color="#ffffff" draw:textarea-horizontal-align="left" draw:auto-grow-height="true" draw:auto-grow-width="false" fo:min-height="2.55cm" fo:min-width="0cm"/>
    </style:style>
    <style:style style:name="gr38" style:family="graphic" style:parent-style-name="standard">
      <style:graphic-properties svg:stroke-color="#83caff" draw:fill="none" draw:textarea-vertical-align="middle" draw:auto-grow-height="false" fo:min-height="1.362cm" fo:min-width="0cm"/>
    </style:style>
    <style:style style:name="gr39" style:family="graphic" style:parent-style-name="standard">
      <style:graphic-properties svg:stroke-color="#ff420e" draw:fill="none" draw:textarea-vertical-align="middle" draw:auto-grow-height="false" fo:min-height="4.964cm" fo:min-width="0cm"/>
    </style:style>
    <style:style style:name="gr40" style:family="graphic" style:parent-style-name="standard">
      <style:graphic-properties svg:stroke-color="#579d1c" draw:fill="none" draw:textarea-vertical-align="middle" draw:auto-grow-height="false" fo:min-height="5.438cm" fo:min-width="0cm"/>
    </style:style>
    <style:style style:name="gr41" style:family="graphic" style:parent-style-name="standard">
      <style:graphic-properties svg:stroke-color="#ffccff" draw:fill="none" draw:textarea-vertical-align="middle" draw:auto-grow-height="false" fo:min-height="1.362cm" fo:min-width="0cm"/>
    </style:style>
    <style:style style:name="gr42" style:family="graphic" style:parent-style-name="standard">
      <style:graphic-properties svg:stroke-color="#ff950e" draw:fill="none" draw:textarea-vertical-align="middle" draw:auto-grow-height="false" fo:min-height="1.362cm" fo:min-width="0cm"/>
    </style:style>
    <style:style style:name="gr43" style:family="graphic" style:parent-style-name="standard">
      <style:graphic-properties svg:stroke-color="#ff950e" draw:marker-end="Arrow" draw:textarea-vertical-align="middle"/>
    </style:style>
    <style:style style:name="gr44" style:family="graphic" style:parent-style-name="standard">
      <style:graphic-properties svg:stroke-color="#ffccff" draw:marker-end="Arrow" draw:textarea-vertical-align="middle"/>
    </style:style>
    <style:style style:name="gr45" style:family="graphic" style:parent-style-name="standard">
      <style:graphic-properties svg:stroke-color="#c5000b" draw:marker-end="Arrow" draw:textarea-vertical-align="middle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6.296cm" fo:min-width="0cm"/>
    </style:style>
    <style:style style:name="gr47" style:family="graphic" style:parent-style-name="standard">
      <style:graphic-properties draw:fill="none" draw:textarea-vertical-align="middle" draw:auto-grow-height="false" fo:min-height="12.926cm" fo:min-width="0cm"/>
    </style:style>
    <style:style style:name="gr48" style:family="graphic" style:parent-style-name="standard">
      <style:graphic-properties draw:fill="none" draw:textarea-vertical-align="middle" draw:auto-grow-height="false" fo:min-height="2.78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99ff66"/>
      <style:paragraph-properties fo:text-align="center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loext:graphic-properties draw:fill-color="#ccffff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-color="#ff6666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-color="#ccff99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ffccff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-color="#ffffcc"/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-color="#ccffff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ff6666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ccff99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-color="#ffccff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ffffcc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66"/>
      <style:paragraph-properties fo:text-align="center"/>
    </style:style>
    <style:style style:name="P18" style:family="paragraph">
      <style:paragraph-properties fo:text-align="justify"/>
      <style:text-properties fo:color="#0066cc" fo:font-size="11pt" style:font-size-asian="11pt" style:font-size-complex="11pt"/>
    </style:style>
    <style:style style:name="P19" style:family="paragraph">
      <loext:graphic-properties draw:fill="none" draw:fill-color="#ffffff"/>
      <style:paragraph-properties fo:text-align="justify"/>
      <style:text-properties fo:color="#0066cc" fo:font-size="11pt" style:font-size-asian="11pt" style:font-size-complex="11pt"/>
    </style:style>
    <style:style style:name="P20" style:family="paragraph">
      <loext:graphic-properties draw:fill="solid" draw:fill-color="#eeeeee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0066cc"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7cm" svg:height="9.9cm" svg:x="1.8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0.5cm" svg:x="1.8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cm" svg:height="12.3cm" svg:x="11.4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5cm" svg:x="11.4cm" svg:y="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4cm" svg:height="17.496cm" svg:x="21.4cm" svg:y="1.8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484cm" svg:height="0.504cm" svg:x="21.4cm" svg:y="1.3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3.4cm" svg:height="1.9cm" svg:x="2.5cm" svg:y="3.1cm">
          <text:p text:style-name="P2">VIM</text:p>
          <draw:enhanced-geometry svg:viewBox="0 0 21600 21600" draw:type="rectangle" draw:enhanced-path="M 0 0 L 21600 0 21600 21600 0 21600 0 0 Z N"/>
        </draw:custom-shape>
        <draw:custom-shape draw:style-name="gr8" draw:text-style-name="P3" xml:id="id7" draw:id="id7" draw:layer="layout" svg:width="3.4cm" svg:height="1.9cm" svg:x="2.5cm" svg:y="5.3cm">
          <text:p text:style-name="P2">Controllers</text:p>
          <draw:enhanced-geometry svg:viewBox="0 0 21600 21600" draw:type="rectangle" draw:enhanced-path="M 0 0 L 21600 0 21600 21600 0 21600 0 0 Z N"/>
        </draw:custom-shape>
        <draw:custom-shape draw:style-name="gr9" draw:text-style-name="P4" xml:id="id8" draw:id="id8" draw:layer="layout" svg:width="3.4cm" svg:height="1.9cm" svg:x="2.5cm" svg:y="7.5cm">
          <text:p text:style-name="P2">Features</text:p>
          <draw:enhanced-geometry svg:viewBox="0 0 21600 21600" draw:type="rectangle" draw:enhanced-path="M 0 0 L 21600 0 21600 21600 0 21600 0 0 Z N"/>
        </draw:custom-shape>
        <draw:custom-shape draw:style-name="gr10" draw:text-style-name="P5" xml:id="id5" draw:id="id5" draw:layer="layout" svg:width="3.4cm" svg:height="1.9cm" svg:x="2.5cm" svg:y="9.7cm">
          <text:p text:style-name="P2">VNF</text:p>
          <draw:enhanced-geometry svg:viewBox="0 0 21600 21600" draw:type="rectangle" draw:enhanced-path="M 0 0 L 21600 0 21600 21600 0 21600 0 0 Z N"/>
        </draw:custom-shape>
        <draw:custom-shape draw:style-name="gr11" draw:text-style-name="P6" xml:id="id2" draw:id="id2" draw:layer="layout" svg:width="3.4cm" svg:height="1.9cm" svg:x="11.6cm" svg:y="4cm">
          <text:p text:style-name="P2"><text:span text:style-name="T1">healthcheck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3" draw:id="id3" draw:layer="layout" svg:width="3.4cm" svg:height="1.9cm" svg:x="11.6cm" svg:y="6.3cm">
          <text:p text:style-name="P2"><text:span text:style-name="T1">smok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9" draw:id="id9" draw:layer="layout" svg:width="3.4cm" svg:height="1.9cm" svg:x="11.6cm" svg:y="8.6cm">
          <text:p text:style-name="P2"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4" draw:id="id4" draw:layer="layout" svg:width="3.4cm" svg:height="1.9cm" svg:x="11.6cm" svg:y="10.9cm">
          <text:p text:style-name="P2"><text:span text:style-name="T1">compon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6" draw:id="id6" draw:layer="layout" svg:width="3.4cm" svg:height="1.9cm" svg:x="11.6cm" svg:y="13.2cm">
          <text:p text:style-name="P2"><text:span text:style-name="T1">vnf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4.2cm" svg:height="0.516cm" svg:x="21.8cm" svg:y="2.039cm">
          <text:p text:style-name="P2"><text:span text:style-name="T2">connection_ch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4.2cm" svg:height="0.516cm" svg:x="21.8cm" svg:y="2.612cm">
          <text:p text:style-name="P2"><text:span text:style-name="T2">api_ch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4.2cm" svg:height="0.516cm" svg:x="21.8cm" svg:y="3.185cm">
          <text:p text:style-name="P2"><text:span text:style-name="T2">snaps_health_ch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4.2cm" svg:height="0.516cm" svg:x="21.8cm" svg:y="3.758cm">
          <text:p text:style-name="P2"><text:span text:style-name="T2">vping_s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4.2cm" svg:height="0.515cm" svg:x="21.8cm" svg:y="4.331cm">
          <text:p text:style-name="P2"><text:span text:style-name="T2">vping_user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4.2cm" svg:height="0.516cm" svg:x="21.8cm" svg:y="4.904cm">
          <text:p text:style-name="P2"><text:span text:style-name="T2">tempest_smoke_ser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4.2cm" svg:height="0.516cm" svg:x="21.8cm" svg:y="5.477cm">
          <text:p text:style-name="P2"><text:span text:style-name="T2">rally_san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4.2cm" svg:height="0.516cm" svg:x="21.8cm" svg:y="6.05cm">
          <text:p text:style-name="P2"><text:span text:style-name="T2">refstack_def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4.2cm" svg:height="0.514cm" svg:x="21.8cm" svg:y="6.623cm">
          <text:p text:style-name="P2"><text:span text:style-name="T2">od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4.2cm" svg:height="0.514cm" svg:x="21.8cm" svg:y="7.196cm">
          <text:p text:style-name="P2"><text:span text:style-name="T2">odl_net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4.2cm" svg:height="0.515cm" svg:x="21.8cm" svg:y="7.768cm">
          <text:p text:style-name="P2"><text:span text:style-name="T2">f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4.2cm" svg:height="0.516cm" svg:x="21.8cm" svg:y="8.341cm">
          <text:p text:style-name="P2"><text:span text:style-name="T2">on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4.2cm" svg:height="0.517cm" svg:x="21.8cm" svg:y="8.913cm">
          <text:p text:style-name="P2"><text:span text:style-name="T2">snaps_sm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4.2cm" svg:height="0.516cm" svg:x="21.8cm" svg:y="9.486cm">
          <text:p text:style-name="P2"><text:span text:style-name="T2">prom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4.2cm" svg:height="0.515cm" svg:x="21.8cm" svg:y="10.06cm">
          <text:p text:style-name="P2"><text:span text:style-name="T2">do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4.2cm" svg:height="0.515cm" svg:x="21.8cm" svg:y="10.633cm">
          <text:p text:style-name="P2"><text:span text:style-name="T2">bgp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4.2cm" svg:height="0.516cm" svg:x="21.8cm" svg:y="11.206cm">
          <text:p text:style-name="P2"><text:span text:style-name="T2">security_s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4.2cm" svg:height="0.517cm" svg:x="21.8cm" svg:y="11.778cm">
          <text:p text:style-name="P2"><text:span text:style-name="T2">multi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4.2cm" svg:height="0.516cm" svg:x="21.8cm" svg:y="12.351cm">
          <text:p text:style-name="P2"><text:span text:style-name="T2">odl-sf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4.2cm" svg:height="0.514cm" svg:x="21.8cm" svg:y="12.925cm">
          <text:p text:style-name="P2"><text:span text:style-name="T2">onos_sf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4.2cm" svg:height="0.515cm" svg:x="21.8cm" svg:y="13.497cm">
          <text:p text:style-name="P2"><text:span text:style-name="T2">par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4.2cm" svg:height="0.515cm" svg:x="21.8cm" svg:y="14.07cm">
          <text:p text:style-name="P2"><text:span text:style-name="T2">dom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4.2cm" svg:height="0.516cm" svg:x="21.8cm" svg:y="14.642cm">
          <text:p text:style-name="P2"><text:span text:style-name="T2">netrea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4.2cm" svg:height="0.516cm" svg:x="21.8cm" svg:y="15.215cm">
          <text:p text:style-name="P2"><text:span text:style-name="T2">baro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4.2cm" svg:height="0.516cm" svg:x="21.8cm" svg:y="15.788cm">
          <text:p text:style-name="P2"><text:span text:style-name="T2">tempest_full_parall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4.2cm" svg:height="0.515cm" svg:x="21.8cm" svg:y="16.362cm">
          <text:p text:style-name="P2"><text:span text:style-name="T2">tempest_cust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4.2cm" svg:height="0.516cm" svg:x="21.8cm" svg:y="16.934cm">
          <text:p text:style-name="P2"><text:span text:style-name="T2">rally_f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4.2cm" svg:height="0.516cm" svg:x="21.8cm" svg:y="17.507cm">
          <text:p text:style-name="P2"><text:span text:style-name="T2">cloudify_i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4.2cm" svg:height="0.516cm" svg:x="21.8cm" svg:y="18.08cm">
          <text:p text:style-name="P2"><text:span text:style-name="T2">orchestra_i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4.2cm" svg:height="0.515cm" svg:x="21.8cm" svg:y="18.653cm">
          <text:p text:style-name="P2"><text:span text:style-name="T2">vyos_vr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6" draw:layer="layout" svg:width="3.7cm" svg:height="0.962cm" svg:x="5.5cm" svg:y="1.338cm">
          <draw:text-box>
            <text:p>Domains</text:p>
          </draw:text-box>
        </draw:frame>
        <draw:frame draw:style-name="gr29" draw:text-style-name="P16" draw:layer="layout" svg:width="3.7cm" svg:height="0.962cm" svg:x="11.3cm" svg:y="1.738cm">
          <draw:text-box>
            <text:p>Tiers</text:p>
          </draw:text-box>
        </draw:frame>
        <draw:frame draw:style-name="gr29" draw:text-style-name="P16" draw:layer="layout" svg:width="3.7cm" svg:height="0.962cm" svg:x="24cm" svg:y="0.938cm">
          <draw:text-box>
            <text:p>Testcases</text:p>
          </draw:text-box>
        </draw:frame>
        <draw:connector draw:style-name="gr30" draw:text-style-name="P2" draw:layer="layout" draw:line-skew="1.9cm" svg:x1="5.9cm" svg:y1="4.05cm" svg:x2="11.6cm" svg:y2="4.95cm" draw:start-shape="id1" draw:start-glue-point="1" draw:end-shape="id2" draw:end-glue-point="3" svg:d="M5900 4050h4750v900h950" svg:viewBox="0 0 5701 901">
          <text:p/>
        </draw:connector>
        <draw:connector draw:style-name="gr30" draw:text-style-name="P2" draw:layer="layout" draw:line-skew="1.5cm" svg:x1="5.9cm" svg:y1="4.05cm" svg:x2="11.6cm" svg:y2="7.25cm" draw:start-shape="id1" draw:start-glue-point="1" draw:end-shape="id3" svg:d="M5900 4050h4350v3200h1350" svg:viewBox="0 0 5701 3201">
          <text:p/>
        </draw:connector>
        <draw:connector draw:style-name="gr30" draw:text-style-name="P2" draw:layer="layout" draw:line-skew="0.9cm" svg:x1="5.9cm" svg:y1="4.05cm" svg:x2="11.6cm" svg:y2="11.85cm" draw:start-shape="id1" draw:start-glue-point="1" draw:end-shape="id4" draw:end-glue-point="3" svg:d="M5900 4050h3750v7800h1950" svg:viewBox="0 0 5701 7801">
          <text:p/>
        </draw:connector>
        <draw:connector draw:style-name="gr31" draw:text-style-name="P2" draw:layer="layout" draw:line-skew="-0.6cm" svg:x1="5.9cm" svg:y1="10.65cm" svg:x2="11.6cm" svg:y2="14.15cm" draw:start-shape="id5" draw:start-glue-point="1" draw:end-shape="id6" svg:d="M5900 10650h2250v3500h3450" svg:viewBox="0 0 5701 3501">
          <text:p/>
        </draw:connector>
        <draw:connector draw:style-name="gr32" draw:text-style-name="P2" draw:layer="layout" draw:line-skew="-0.4cm" svg:x1="5.9cm" svg:y1="6.25cm" svg:x2="11.6cm" svg:y2="7.25cm" draw:start-shape="id7" draw:start-glue-point="1" draw:end-shape="id3" draw:end-glue-point="3" svg:d="M5900 6250h2450v1000h3250" svg:viewBox="0 0 5701 1001">
          <text:p/>
        </draw:connector>
        <draw:connector draw:style-name="gr33" draw:text-style-name="P2" draw:layer="layout" draw:line-skew="-0.3cm" svg:x1="5.9cm" svg:y1="8.45cm" svg:x2="11.6cm" svg:y2="9.55cm" draw:start-shape="id8" draw:start-glue-point="1" draw:end-shape="id9" svg:d="M5900 8450h2550v1100h3150" svg:viewBox="0 0 5701 1101">
          <text:p/>
        </draw:connector>
        <draw:frame draw:style-name="gr34" draw:text-style-name="P16" draw:layer="layout" svg:width="6.745cm" svg:height="2.513cm" svg:x="1.2cm" svg:y="13.6cm">
          <draw:text-box>
            <text:p><text:span text:style-name="T3">Functest Structural</text:span></text:p>
            <text:p><text:span text:style-name="T3">Concepts Overview</text:span></text:p>
            <text:p><text:span text:style-name="T1">Danube</text:span></text:p>
          </draw:text-box>
        </draw:frame>
        <draw:custom-shape draw:style-name="gr35" draw:text-style-name="P17" draw:layer="layout" svg:width="0.5cm" svg:height="0.5cm" svg:x="25.724cm" svg:y="2.61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7" draw:layer="layout" svg:width="0.5cm" svg:height="0.5cm" svg:x="25.7cm" svg:y="2.0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7" draw:layer="layout" svg:width="0.5cm" svg:height="0.5cm" svg:x="25.7cm" svg:y="6.0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7" draw:layer="layout" svg:width="0.5cm" svg:height="0.5cm" svg:x="25.7cm" svg:y="7.1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7" draw:layer="layout" svg:width="0.5cm" svg:height="0.5cm" svg:x="25.7cm" svg:y="7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7" draw:layer="layout" svg:width="0.5cm" svg:height="0.5cm" svg:x="25.7cm" svg:y="8.9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7" draw:layer="layout" svg:width="0.5cm" svg:height="0.5cm" svg:x="25.7cm" svg:y="14.6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7" draw:layer="layout" svg:width="0.5cm" svg:height="0.5cm" svg:x="25.7cm" svg:y="15.1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7" draw:layer="layout" svg:width="0.5cm" svg:height="0.5cm" svg:x="25.7cm" svg:y="16.3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7" draw:layer="layout" svg:width="0.5cm" svg:height="0.5cm" svg:x="25.7cm" svg:y="18.0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7" draw:layer="layout" svg:width="0.5cm" svg:height="0.5cm" svg:x="25.7cm" svg:y="18.6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7" draw:layer="layout" svg:width="0.5cm" svg:height="0.5cm" svg:x="21.8cm" svg:y="19.48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6" draw:text-style-name="P16" draw:layer="layout" svg:width="3.313cm" svg:height="0.683cm" svg:x="22.187cm" svg:y="19.4cm">
          <draw:text-box>
            <text:p><text:span text:style-name="T4">: new in Danube</text:span></text:p>
          </draw:text-box>
        </draw:frame>
        <draw:frame draw:style-name="gr37" draw:text-style-name="P19" draw:layer="layout" svg:width="13.9cm" svg:height="2.8cm" svg:x="1.3cm" svg:y="17.1cm">
          <draw:text-box>
            <text:p text:style-name="P18"><text:span text:style-name="T5">NOTE : The « testcases » which are presented for a selected « tier » are also dependent upon the « INSTALLER_TYPE » and « DEPLOY_SCENARIO » environment variables, specified when the Functest Docker Container is created. Not all « testcases » are available for all the installers and all the scenarios.</text:span></text:p>
          </draw:text-box>
        </draw:frame>
        <draw:custom-shape draw:style-name="gr38" draw:text-style-name="P1" xml:id="id14" draw:id="id14" draw:layer="layout" svg:width="0.6cm" svg:height="1.7cm" svg:x="19.3cm" svg:y="1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1" xml:id="id13" draw:id="id13" draw:layer="layout" svg:width="0.6cm" svg:height="5.5cm" svg:x="19.3cm" svg:y="3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1" xml:id="id12" draw:id="id12" draw:layer="layout" svg:width="0.6cm" svg:height="6cm" svg:x="19.3cm" svg:y="9.5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1" draw:text-style-name="P1" xml:id="id11" draw:id="id11" draw:layer="layout" svg:width="0.6cm" svg:height="1.7cm" svg:x="19.3cm" svg:y="15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2" draw:text-style-name="P1" xml:id="id10" draw:id="id10" draw:layer="layout" svg:width="0.6cm" svg:height="1.7cm" svg:x="19.3cm" svg:y="17.5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3" draw:text-style-name="P2" draw:layer="layout" draw:line-skew="-0.2cm" svg:x1="15cm" svg:y1="14.15cm" svg:x2="19.3cm" svg:y2="18.412cm" draw:start-shape="id6" draw:start-glue-point="1" draw:end-shape="id10" draw:end-glue-point="5" svg:d="M15000 14150h1950v4262h2350" svg:viewBox="0 0 4301 4263">
          <text:p/>
        </draw:connector>
        <draw:connector draw:style-name="gr44" draw:text-style-name="P2" draw:layer="layout" draw:line-skew="0.4cm" svg:x1="15cm" svg:y1="11.85cm" svg:x2="19.3cm" svg:y2="16.612cm" draw:start-shape="id4" draw:start-glue-point="1" draw:end-shape="id11" draw:end-glue-point="5" svg:d="M15000 11850h2550v4762h1750" svg:viewBox="0 0 4301 4763">
          <text:p/>
        </draw:connector>
        <draw:connector draw:style-name="gr33" draw:text-style-name="P2" draw:layer="layout" draw:line-skew="1cm" svg:x1="15cm" svg:y1="9.55cm" svg:x2="19.3cm" svg:y2="12.562cm" draw:start-shape="id9" draw:start-glue-point="1" draw:end-shape="id12" draw:end-glue-point="5" svg:d="M15000 9550h3150v3012h1150" svg:viewBox="0 0 4301 3013">
          <text:p/>
        </draw:connector>
        <draw:connector draw:style-name="gr45" draw:text-style-name="P2" draw:layer="layout" draw:line-skew="0.7cm" svg:x1="15cm" svg:y1="7.25cm" svg:x2="19.3cm" svg:y2="6.512cm" draw:start-shape="id3" draw:start-glue-point="1" draw:end-shape="id13" draw:end-glue-point="5" svg:d="M15000 7250h2850v-738h1450" svg:viewBox="0 0 4301 739">
          <text:p/>
        </draw:connector>
        <draw:connector draw:style-name="gr30" draw:text-style-name="P2" draw:layer="layout" draw:line-skew="0.3cm" svg:x1="15cm" svg:y1="4.95cm" svg:x2="19.3cm" svg:y2="2.612cm" draw:start-shape="id2" draw:start-glue-point="1" draw:end-shape="id14" draw:end-glue-point="5" svg:d="M15000 4950h2450v-2338h1850" svg:viewBox="0 0 4301 2339">
          <text:p/>
        </draw:connector>
        <draw:custom-shape draw:style-name="gr46" draw:text-style-name="P20" draw:layer="layout" svg:width="0.6cm" svg:height="16.9cm" svg:x="20.6cm" svg:y="1.9cm">
          <text:p text:style-name="P2"/>
          <draw:enhanced-geometry svg:viewBox="0 0 21600 21600" draw:text-areas="?f0 0 ?f2 ?f5" draw:type="down-arrow" draw:modifiers="20548.5412889402 6145.7570715474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6" draw:layer="layout" svg:width="3.702cm" svg:height="0.763cm" draw:transform="rotate (-1.54950330992057) translate (20.863cm 8.1cm)">
          <draw:text-box>
            <text:p text:style-name="P2"><text:span text:style-name="T6">Execution order</text:span></text:p>
          </draw:text-box>
        </draw:frame>
        <draw:custom-shape draw:style-name="gr47" draw:text-style-name="P1" draw:layer="layout" svg:width="0.6cm" svg:height="13.9cm" svg:x="27cm" svg:y="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8" draw:text-style-name="P1" draw:layer="layout" svg:width="0.6cm" svg:height="3.2cm" svg:x="27.1cm" svg:y="16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6" draw:layer="layout" svg:width="2.64cm" svg:height="0.683cm" draw:transform="rotate (-1.57969750598007) translate (28.406cm 7.806cm)">
          <draw:text-box>
            <text:p><text:span text:style-name="T4">CI daily loop</text:span></text:p>
          </draw:text-box>
        </draw:frame>
        <draw:frame draw:style-name="gr36" draw:text-style-name="P16" draw:layer="layout" svg:width="3.029cm" svg:height="0.683cm" draw:transform="rotate (-1.57969750598007) translate (28.506cm 16.26cm)">
          <draw:text-box>
            <text:p><text:span text:style-name="T4">CI weekly lo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15:18:00.380414871</meta:creation-date>
    <dc:date>2017-03-21T15:15:12.845114936</dc:date>
    <meta:editing-duration>PT40M4S</meta:editing-duration>
    <meta:editing-cycles>14</meta:editing-cycles>
    <meta:generator>LibreOffice/5.1.4.2$Linux_X86_64 LibreOffice_project/10m0$Build-2</meta:generator>
    <meta:document-statistic meta:object-count="85"/>
  </office:meta>
</office:document-meta>
</file>